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913b" officeooo:paragraph-rsid="001a913b"/>
    </style:style>
    <style:style style:name="P2" style:family="paragraph" style:parent-style-name="Standard">
      <style:text-properties officeooo:rsid="001a913b" officeooo:paragraph-rsid="001e7277"/>
    </style:style>
    <style:style style:name="P3" style:family="paragraph" style:parent-style-name="Standard">
      <style:text-properties officeooo:rsid="001a913b" officeooo:paragraph-rsid="001a913b"/>
    </style:style>
    <style:style style:name="P4" style:family="paragraph" style:parent-style-name="Standard">
      <style:text-properties officeooo:rsid="001a913b" officeooo:paragraph-rsid="001f13f8"/>
    </style:style>
    <style:style style:name="T1" style:family="text">
      <style:text-properties officeooo:rsid="001f13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IsxFa03WnBh3ijjnjcQ42H9B0Rkjz51haam9</text:p>
      <text:p text:style-name="P1"/>
      <text:p text:style-name="P2">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</text:p>
      <text:p text:style-name="P2"/>
      <text:p text:style-name="P2"/>
      <text:p text:style-name="P2">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</text:p>
      <text:p text:style-name="P1"/>
      <text:p text:style-name="P1"/>
      <text:p text:style-name="P1"/>
      <text:p text:style-name="P1"><text:a xlink:type="simple" xlink:href="https://towardsdatascience.com/lambda-functions-with-practical-examples-in-python-45934f3653a8" text:style-name="Internet_20_link" text:visited-style-name="Visited_20_Internet_20_Link">https://towardsdatascience.com/lambda-functions-with-practical-examples-in-python-45934f3653a8</text:a></text:p>
      <text:p text:style-name="P1"/>
      <text:p text:style-name="P1"/>
      <text:p text:style-name="P1"/>
      <text:p text:style-name="P1"><text:a xlink:type="simple" xlink:href="https://github.com/betascribbles/alx-low_level_programming.git" text:style-name="Internet_20_link" text:visited-style-name="Visited_20_Internet_20_Link">https://github.com/betascribbles/alx-low_level_programming.git</text:a></text:p>
      <text:p text:style-name="P1"/>
      <text:p text:style-name="P1"><text:a xlink:type="simple" xlink:href="https://docs.github.com/en/pull-requests/collaborating-with-pull-requests/addressing-merge-conflicts/resolving-a-merge-conflict-using-the-command-line" text:style-name="Internet_20_link" text:visited-style-name="Visited_20_Internet_20_Link">https://docs.github.com/en/pull-requests/collaborating-with-pull-requests/addressing-merge-conflicts/resolving-a-merge-conflict-using-the-command-line</text:a></text:p>
      <text:p text:style-name="P1"/>
      <text:p text:style-name="P1"><text:a xlink:type="simple" xlink:href="https://www.linkedin.com/pulse/stacks-queues-lifo-fifo-danson-kalaghe" text:style-name="Internet_20_link" text:visited-style-name="Visited_20_Internet_20_Link">https://www.linkedin.com/pulse/stacks-queues-lifo-fifo-danson-kalaghe</text:a></text:p>
      <text:p text:style-name="P1"/>
      <text:p text:style-name="P1"/>
      <text:p text:style-name="P4"><text:span text:style-name="T1">git clone </text:span>https://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<text:span text:style-name="T1">@</text:span>github.com/Mauryn24/alx_tools.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23:38:01.762596471</meta:creation-date>
    <dc:date>2023-07-01T22:49:51.582179382</dc:date>
    <meta:editing-duration>PT59M5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0" meta:character-count="587" meta:non-whitespace-character-count="585"/>
  </office:meta>
</office:document-meta>
</file>